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arDownOnVmCrash.addFailure( Test test , AssertionFailedErro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arDownOnVmCrash.tearDow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earDownOnVmCrash.addFailure( Test test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arDownOnVmCrash.setSystemOutp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arDownOnVmCrash.end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arDownOnVmCrash.endTestSuite( JUnitTest su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arDownOnVmCrash.set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arDownOnVmCrash.addError( final Test fakeTest , final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arDownOnVmCrash.setSystemError( String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arDownOnVmCrash.startTest( Test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arDownOnVmCrash.startTestSuite( final JUnitTest su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